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0e48af"/>
    </style:style>
    <style:style style:name="P9" style:family="paragraph" style:parent-style-name="Heading_20_1">
      <style:paragraph-properties fo:margin-top="0in" fo:margin-bottom="0in" style:contextual-spacing="false" fo:break-before="page"/>
      <style:text-properties officeooo:paragraph-rsid="000edb7f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margin-top="0in" fo:margin-bottom="0in" style:contextual-spacing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b7f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e48a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db7f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officeooo:rsid="000e48af"/>
    </style:style>
    <style:style style:name="T10" style:family="text">
      <style:text-properties officeooo:rsid="000edb7f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364. Count Number of Bad Pairs</text:h>
      <text:p text:style-name="P2">You are given a <text:span text:style-name="Strong_20_Emphasis"><text:span text:style-name="T1">0-indexed</text:span></text:span> integer array <text:span text:style-name="Source_20_Text"><text:span text:style-name="T2">nums</text:span></text:span>. A pair of indices <text:span text:style-name="Source_20_Text"><text:span text:style-name="T2">(i, j)</text:span></text:span> is a <text:span text:style-name="Strong_20_Emphasis"><text:span text:style-name="T1">bad pair</text:span></text:span> if <text:span text:style-name="Source_20_Text"><text:span text:style-name="T2">i &lt; j</text:span></text:span> and <text:span text:style-name="Source_20_Text"><text:span text:style-name="T2">j - i != nums[j] - nums[i]</text:span></text:span>.</text:p>
      <text:p text:style-name="P2">Return<text:span text:style-name="Emphasis"><text:span text:style-name="T1"> the total number of </text:span></text:span><text:span text:style-name="Emphasis"><text:span text:style-name="Strong_20_Emphasis"><text:span text:style-name="T1">bad pairs</text:span></text:span></text:span><text:span text:style-name="Emphasis"><text:span text:style-name="T1"> in </text:span></text:span><text:span text:style-name="Source_20_Text"><text:span text:style-name="T2">nums</text:span></text:span>.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nums = [4,1,3,3]</text:p>
      <text:p text:style-name="P1"><text:span text:style-name="Strong_20_Emphasis"><text:span text:style-name="T1">Output:</text:span></text:span> 5</text:p>
      <text:p text:style-name="P1"><text:span text:style-name="Strong_20_Emphasis"><text:span text:style-name="T1">Explanation:</text:span></text:span> The pair (0, 1) is a bad pair since 1 - 0 != 1 - 4.</text:p>
      <text:p text:style-name="P5">The pair (0, 2) is a bad pair since 2 - 0 != 3 - 4, 2 != -1.</text:p>
      <text:p text:style-name="P5">The pair (0, 3) is a bad pair since 3 - 0 != 3 - 4, 3 != -1.</text:p>
      <text:p text:style-name="P5">The pair (1, 2) is a bad pair since 2 - 1 != 3 - 1, 1 != 2.</text:p>
      <text:p text:style-name="P5">The pair (2, 3) is a bad pair since 3 - 2 != 3 - 3, 1 != 0.</text:p>
      <text:p text:style-name="P4">There are a total of 5 bad pairs, so we return 5.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nums = [1,2,3,4,5]</text:p>
      <text:p text:style-name="P1"><text:span text:style-name="Strong_20_Emphasis"><text:span text:style-name="T1">Output:</text:span></text:span> 0</text:p>
      <text:p text:style-name="P3"><text:span text:style-name="Strong_20_Emphasis"><text:span text:style-name="T1">Explanation:</text:span></text:span> There are no bad pairs.</text:p>
      <text:p text:style-name="P2"> </text:p>
      <text:p text:style-name="P2"><text:span text:style-name="Strong_20_Emphasis"><text:span text:style-name="T1">Constraints:</text:span></text:span></text:p>
      <text:list text:style-name="L1">
        <text:list-item>
          <text:p text:style-name="P10"><text:span text:style-name="Source_20_Text"><text:span text:style-name="T2">1 &lt;= nums.length &lt;= </text:span></text:span><text:span text:style-name="Source_20_Text"><text:span text:style-name="T2"><draw:frame draw:style-name="fr1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1"><text:span text:style-name="Source_20_Text"><text:span text:style-name="T2">1 &lt;= nums[i] &lt;= </text:span></text:span><text:span text:style-name="Source_20_Text"><text:span text:style-name="T2"><draw:frame draw:style-name="fr1" draw:name="Object2" text:anchor-type="as-char" svg:y="-0.2161in" svg:width="0.4181in" svg:height="0.261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</text:list>
      <text:p text:style-name="Text_20_body"/>
      <text:h text:style-name="P8" text:outline-level="1">2364. Count Number of Bad Pairs</text:h>
      <text:p text:style-name="P6">/*</text:p>
      <text:p text:style-name="P6"><text:s text:c="3"/><text:span text:style-name="T5"><text:s/>Hash map+Math+counting</text:span></text:p>
      <text:p text:style-name="P6"><text:s text:c="4"/>Time complexity: O(2n)</text:p>
      <text:p text:style-name="P6"><text:s text:c="4"/>Space complexity: O(n)</text:p>
      <text:p text:style-name="P6">*/</text:p>
      <text:p text:style-name="P6">typedef long long ll;</text:p>
      <text:p text:style-name="P6">class Solution {</text:p>
      <text:p text:style-name="P6"><text:s text:c="4"/>public:</text:p>
      <text:p text:style-name="P6"><text:s text:c="8"/>ll countBadPairs(std::vector&lt;int&gt;&amp; nums){</text:p>
      <text:p text:style-name="P6"><text:s text:c="12"/>ll n=nums.size();</text:p>
      <text:p text:style-name="P6"><text:s text:c="12"/></text:p>
      <text:p text:style-name="P6"><text:s text:c="11"/><text:span text:style-name="T5"><text:s/>// <text:s/>Create a hash map to store the frequency of good pairs</text:span></text:p>
      <text:p text:style-name="P7"><text:s text:c="12"/>// good pair is nums[j]-j==nums[i]-i =&gt; nums[j]-j==nums[i]-i</text:p>
      <text:p text:style-name="P7"><text:s text:c="12"/>// Initiate the hash map with -1, because the differen<text:span text:style-name="T9">c</text:span>e of nums[j]-j=nums[i]-i</text:p>
      <text:p text:style-name="P7"><text:s text:c="12"/>// such that i==j is not counted. </text:p>
      <text:p text:style-name="P6"><text:s text:c="12"/>struct defaut_value{int val=-1;};</text:p>
      <text:p text:style-name="P6"><text:s text:c="12"/>std::unordered_map&lt;int,defaut_value&gt; freq;</text:p>
      <text:p text:style-name="P6"><text:s text:c="12"/>for(int i=0;i&lt;n;++i) freq[nums[i]-i].val++;</text:p>
      <text:p text:style-name="P6"/>
      <text:p text:style-name="P6"><text:s text:c="11"/><text:span text:style-name="T5"><text:s/>// Determine the number of goo</text:span><text:span text:style-name="T6">d</text:span><text:span text:style-name="T5"> pairs</text:span></text:p>
      <text:p text:style-name="P6"><text:s text:c="12"/>ll good_pairs=0;</text:p>
      <text:p text:style-name="P6"><text:s text:c="11"/><text:span text:style-name="T5"><text:s/>// For each nums[j]</text:span></text:p>
      <text:p text:style-name="P6"><text:s text:c="12"/>for(int j=0;j&lt;n;++j){</text:p>
      <text:p text:style-name="P6"><text:s text:c="14"/><text:span text:style-name="T5"><text:s text:c="2"/>// If the frequency of nums[j]-j&gt;0, add it to the answer and reduce it by 1</text:span></text:p>
      <text:p text:style-name="P7"><text:s text:c="16"/>// because that difference nums[j]-j will not be counted any more, if we encounter</text:p>
      <text:p text:style-name="P7"><text:s text:c="16"/>// the same difference one more time</text:p>
      <text:p text:style-name="P6"><text:s text:c="16"/>good_pairs+=freq[nums[j]-j].val&gt;0?freq[nums[j]-j].val--:0;</text:p>
      <text:p text:style-name="P6"><text:s text:c="12"/>}</text:p>
      <text:p text:style-name="P6"/>
      <text:p text:style-name="P6"><text:s text:c="10"/><text:span text:style-name="T5"><text:s text:c="2"/>// Count the total number of pairs </text:span><text:span text:style-name="T6">(good and bad)</text:span></text:p>
      <text:p text:style-name="P6"><text:s text:c="12"/>ll total_pairs=n*(n-1)/2;</text:p>
      <text:p text:style-name="P6"><text:s text:c="12"/></text:p>
      <text:p text:style-name="P6"><text:s text:c="4"/><text:span text:style-name="T5"><text:s text:c="8"/>// Number of bad pairs = total number of pairs-number of good pairs</text:span></text:p>
      <text:p text:style-name="P6"><text:s text:c="12"/>return total_pairs-good_pairs;</text:p>
      <text:p text:style-name="P6"><text:s text:c="8"/>}</text:p>
      <text:p text:style-name="P6">};</text:p>
      <text:h text:style-name="P9" text:outline-level="1">2364. Count Number of Bad Pairs</text:h>
      <text:p text:style-name="P6">/*</text:p>
      <text:p text:style-name="P6"><text:s text:c="4"/><text:span text:style-name="T7">single pass: </text:span><text:span text:style-name="T5">Hash map+Math+counting</text:span></text:p>
      <text:p text:style-name="P6"><text:s text:c="4"/>Time complexity: O(n)</text:p>
      <text:p text:style-name="P6"><text:s text:c="4"/>Space complexity: O(n)</text:p>
      <text:p text:style-name="P6">*/</text:p>
      <text:p text:style-name="P6">typedef long long ll;</text:p>
      <text:p text:style-name="P6">class Solution {</text:p>
      <text:p text:style-name="P6"><text:s text:c="4"/>public:</text:p>
      <text:p text:style-name="P6"><text:s text:c="8"/>ll countBadPairs(std::vector&lt;int&gt;&amp; nums){</text:p>
      <text:p text:style-name="P6"><text:s text:c="12"/>ll n=nums.size();</text:p>
      <text:p text:style-name="P6"><text:s text:c="12"/></text:p>
      <text:p text:style-name="P6"><text:s text:c="6"/><text:span text:style-name="T5"><text:s text:c="6"/>// <text:s/>Create a hash map to store the frequency of good pairs</text:span></text:p>
      <text:p text:style-name="P7"><text:s text:c="12"/>// good pair is nums[j]-j==nums[i]-i =&gt; nums[j]-j==nums[i]-i</text:p>
      <text:p text:style-name="P6"><text:s text:c="12"/>std::unordered_map&lt;int,ll&gt; freq;</text:p>
      <text:p text:style-name="P6"/>
      <text:p text:style-name="P6"><text:s text:c="12"/>ll ans=0;</text:p>
      <text:p text:style-name="P6"><text:s text:c="9"/><text:span text:style-name="T5"><text:s text:c="3"/>// For each nums[i]</text:span></text:p>
      <text:p text:style-name="P6"><text:s text:c="12"/>for(int i=0;i&lt;n;++i){</text:p>
      <text:p text:style-name="P6"><text:s text:c="13"/><text:span text:style-name="T5"><text:s text:c="3"/>// Determine the number of good pairs that it can make it</text:span></text:p>
      <text:p text:style-name="P6"><text:s text:c="16"/>ll good_pairs=freq[nums[i]-i];</text:p>
      <text:p text:style-name="P6"/>
      <text:p text:style-name="P6"><text:s text:c="13"/><text:span text:style-name="T5"><text:s text:c="3"/>// Each element at position i, can make a total of i pairs</text:span></text:p>
      <text:p text:style-name="P7"><text:s text:c="16"/>// so, to find the number of bad pairs we subtract the number of</text:p>
      <text:p text:style-name="P7"><text:s text:c="16"/>// goo<text:span text:style-name="T10">d</text:span> pairs from the total number of pairs that nums[i] can make</text:p>
      <text:p text:style-name="P6"><text:s text:c="16"/>ans+=i-good_pairs;</text:p>
      <text:p text:style-name="P6"/>
      <text:p text:style-name="P6"><text:s text:c="11"/><text:span text:style-name="T8"><text:s text:c="5"/>// nums[i]-i is a good pair by iteself</text:span></text:p>
      <text:p text:style-name="P14"><text:s text:c="16"/>// number of good pairs including nums[i] is total pairs-bad pairs</text:p>
      <text:p text:style-name="P14"><text:s text:c="16"/>// =&gt; i-(i-good pairs) + 1 = good pairs+1</text:p>
      <text:p text:style-name="P14"><text:s text:c="16"/>// i: total number of pairs made by nums[i]</text:p>
      <text:p text:style-name="P14"><text:s text:c="16"/>// i-good pairs; #bad pairs before nums[i]</text:p>
      <text:p text:style-name="P14"><text:s text:c="16"/>// +1: nums[i]-i is a good pair</text:p>
      <text:p text:style-name="P6"><text:s text:c="16"/>freq[nums[i]-i]=good_pairs+1;</text:p>
      <text:p text:style-name="P6"><text:s text:c="12"/>}</text:p>
      <text:p text:style-name="P6"><text:s text:c="12"/></text:p>
      <text:p text:style-name="P6"><text:s text:c="12"/>return ans;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0:39:15.741572097</meta:creation-date>
    <dc:date>2025-02-10T11:53:30.277303716</dc:date>
    <meta:editing-duration>PT30M35S</meta:editing-duration>
    <meta:editing-cycles>3</meta:editing-cycles>
    <meta:generator>LibreOffice/24.2.7.2$Linux_X86_64 LibreOffice_project/420$Build-2</meta:generator>
    <meta:document-statistic meta:table-count="0" meta:image-count="0" meta:object-count="2" meta:page-count="3" meta:paragraph-count="92" meta:word-count="515" meta:character-count="3508" meta:non-whitespace-character-count="2380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2/content.xml><?xml version="1.0" encoding="utf-8"?>
<math xmlns="http://www.w3.org/1998/Math/MathML" display="block">
  <semantics>
    <msup>
      <mn>10</mn>
      <mn>9</mn>
    </msup>
    <annotation encoding="StarMath 5.0">10^9</annotation>
  </semantics>
</math>
</file>